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 2021 (01:53: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his is a pre-release”</text:p>
        </text:list-item>
        <text:list-item>
          <text:p text:style-name="P25">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6"><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53:36Z</meta:creation-date>
    <dc:date>2021-06-01T01:53:36Z</dc:date>
    <meta:user-defined meta:name="date" meta:value-type="string">June   1, 2021 (01:53: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